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Unit 20 Assignment 1</text:p>
          </draw:text-box>
        </draw:frame>
        <draw:frame presentation:style-name="pr2" draw:text-style-name="P1" draw:layer="layout" svg:width="25.199cm" svg:height="12.179cm" svg:x="1.4cm" svg:y="4.914cm" presentation:class="subtitle">
          <draw:text-box>
            <text:p>Advantages and disadvantages of installing and upgrading software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n this presentation…</text:p>
          </draw:text-box>
        </draw:frame>
        <draw:frame presentation:style-name="pr4" draw:layer="layout" svg:width="25.199cm" svg:height="12.179cm" svg:x="1.4cm" svg:y="4.914cm" presentation:class="outline">
          <draw:text-box>
            <text:list text:style-name="L3">
              <text:list-item>
                <text:p>In this presentation I will be going through 4 different advantages and 4 different disadvantages about installing and upgrading software.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nstalling software advantage</text:p>
          </draw:text-box>
        </draw:frame>
        <draw:frame presentation:style-name="pr4" draw:layer="layout" svg:width="25.199cm" svg:height="12.179cm" svg:x="1.4cm" svg:y="4.914cm" presentation:class="outline" presentation:user-transformed="true">
          <draw:text-box>
            <text:list text:style-name="L3">
              <text:list-item>
                <text:p>The main advantage of installing software is that you can have additional functionality on your system that you could not have had before as it required the additional software to work. For example if you needed to use a 3D printer then you would need to install the software for that so that you can use it.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Installing software advantage</text:p>
          </draw:text-box>
        </draw:frame>
        <draw:frame presentation:style-name="pr4" draw:layer="layout" svg:width="25.199cm" svg:height="12.179cm" svg:x="1.4cm" svg:y="4.914cm" presentation:class="outline" presentation:user-transformed="true">
          <draw:text-box>
            <text:list text:style-name="L3">
              <text:list-item>
                <text:p>Another advantage of installing software is that you can make sure that each user who uses the computer / system can do so exactly as they like by installing the that they would use themselves, this would therefore make them more efficient with working. For example the user might prefer the Google chrome browser rather than the default of edge and as such if it is installed then they will be able to user the internet better.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Installing software disadvantage</text:p>
          </draw:text-box>
        </draw:frame>
        <draw:frame presentation:style-name="pr4" draw:layer="layout" svg:width="25.199cm" svg:height="12.179cm" svg:x="1.4cm" svg:y="4.914cm" presentation:class="outline" presentation:user-transformed="true">
          <draw:text-box>
            <text:list text:style-name="L3">
              <text:list-item>
                <text:p>One major problem with installing software is that the software that is being installed could potentially put the system at risk due to the fact that it contains some malicious code that works on trying to steal information or break open the security of the network. For example if a user on the computer installed a piece of software that contain a virus from somewhere online then it could infect the system and information could be stolen or lost.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Installing software disadvantage</text:p>
          </draw:text-box>
        </draw:frame>
        <draw:frame presentation:style-name="pr4" draw:layer="layout" svg:width="25.199cm" svg:height="12.179cm" svg:x="1.4cm" svg:y="4.914cm" presentation:class="outline" presentation:user-transformed="true">
          <draw:text-box>
            <text:list text:style-name="L3">
              <text:list-item>
                <text:p>A final disadvantage to installing software is that the new software ready to be installed could conflict wit existing software that is installed and as such this could cause many problems within the computer as both programs would be trying to be accessed or access the same resource and that could end up breaking the machine. For example if the user installed a custom C compiler for their machine then the new one might be used by some programs but not all of them and due to this files could go missing or get misplaced.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Upgrading software advantages</text:p>
          </draw:text-box>
        </draw:frame>
        <draw:frame presentation:style-name="pr4" draw:layer="layout" svg:width="25.199cm" svg:height="12.179cm" svg:x="1.4cm" svg:y="4.914cm" presentation:class="outline" presentation:user-transformed="true">
          <draw:text-box>
            <text:list text:style-name="L3">
              <text:list-item>
                <text:p>One main advantage to installing and update for some software is that the update could provide the software with a much needed update that fixed a bad bug with the software and so as such the software will now work properly and would not have errors. For example if the software has frequent updates like MS Visual studio then the update could fix a bug that meats that the program would not save work but now with the update it can and the bug is fixed.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Upgrading software advantages</text:p>
          </draw:text-box>
        </draw:frame>
        <draw:frame presentation:style-name="pr4" draw:layer="layout" svg:width="25.199cm" svg:height="12.179cm" svg:x="1.4cm" svg:y="4.914cm" presentation:class="outline" presentation:user-transformed="true">
          <draw:text-box>
            <text:list text:style-name="L3">
              <text:list-item>
                <text:p>A final advantage to upgrading software is that the new software update could enable the software to work with a higher level of <text:s/>functionality that is previously could do and as such allow the software to be used more and for better purposes. For example if an update came out for visual studio that allowed it to be used when programming for an arduino then the user would not have to install the arduino software and could use this already install piece of software instead.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Upgrading software disadvantages</text:p>
          </draw:text-box>
        </draw:frame>
        <draw:frame presentation:style-name="pr4" draw:layer="layout" svg:width="25.199cm" svg:height="12.179cm" svg:x="1.4cm" svg:y="4.914cm" presentation:class="outline">
          <draw:text-box>
            <text:list text:style-name="L3">
              <text:list-item>
                <text:p>Moving in to the disadvantages and the most obvious one would be that the new update for the software could actually come with some <text:s/>bugs itself and these would install onto the machine and provide unexpected results. For example if an update for VS came out that added a new feature but it also broke the ability to save correctly then the software would not be usable.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Upgrading software disadvantages</text:p>
          </draw:text-box>
        </draw:frame>
        <draw:frame presentation:style-name="pr4" draw:layer="layout" svg:width="25.199cm" svg:height="12.179cm" svg:x="1.4cm" svg:y="4.914cm" presentation:class="outline">
          <draw:text-box>
            <text:list text:style-name="L3">
              <text:list-item>
                <text:p>One final disadvantage to installing an update for some software would be that the software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2T23:25:49.315567300</meta:creation-date>
    <dc:date>2016-10-13T00:05:36.022539187</dc:date>
    <meta:editing-duration>PT2M7S</meta:editing-duration>
    <meta:editing-cycles>1</meta:editing-cycles>
    <meta:document-statistic meta:object-count="61"/>
    <meta:generator>LibreOffice/5.1.4.2$Linux_X86_64 LibreOffice_project/10m0$Build-2</meta:generator>
  </office:meta>
</office:document-meta>
</file>